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jouts index </text:p>
      <text:p text:style-name="Standard"/>
      <text:p text:style-name="Standard">Exercice 1 : Proxy<text:tab/><text:tab/><text:tab/><text:tab/>-</text:p>
      <text:p text:style-name="Standard"/>
      <text:p text:style-name="Standard">Exercice 2 : Composite et Visiteur</text:p>
      <text:p text:style-name="Standard"/>
      <text:p text:style-name="Standard">Exercice 3 : Visiteur en refactoring</text:p>
      <text:p text:style-name="Standard"/>
      <text:p text:style-name="Standard">Exercice 4 : Visiteur acyclique</text:p>
      <text:p text:style-name="Standard"/>
      <text:p text:style-name="Standard">Exercice 5 : Méthode fabrique</text:p>
      <text:p text:style-name="Standard"/>
      <text:p text:style-name="Standard">Exercice 6 : Objet nul</text:p>
      <text:p text:style-name="Standard"/>
      <text:p text:style-name="Standard">Exercice 7 : Commande<text:tab/><text:tab/><text:tab/>-</text:p>
      <text:p text:style-name="Standard"/>
      <text:p text:style-name="Standard">Exercice 8 : Adaptateur<text:tab/><text:tab/><text:tab/>-<text:tab/></text:p>
      <text:p text:style-name="Standard"/>
      <text:p text:style-name="Standard">Exercice 9 : Pont</text:p>
      <text:p text:style-name="Standard"/>
      <text:p text:style-name="Standard">Exercice 10 : MVP<text:tab/><text:tab/><text:tab/><text:tab/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bien Brissonneau</meta:initial-creator>
    <meta:creation-date>2009-08-17T09:55:33.71</meta:creation-date>
    <dc:date>2009-08-28T08:20:07.52</dc:date>
    <dc:creator>Fabien Brissonneau</dc:creator>
    <meta:editing-duration>PT54H49M00S</meta:editing-duration>
    <meta:editing-cycles>6</meta:editing-cycles>
    <meta:generator>OpenOffice.org/3.0$Win32 OpenOffice.org_project/300m9$Build-9358</meta:generator>
    <meta:document-statistic meta:table-count="0" meta:image-count="0" meta:object-count="0" meta:page-count="1" meta:paragraph-count="11" meta:word-count="53" meta:character-count="280"/>
  </office:meta>
</office:document-meta>
</file>